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Standard" style:list-style-name="L1">
      <style:text-properties style:font-name="Arial" fo:font-size="16pt" style:font-size-asian="16pt" style:font-size-complex="16pt"/>
    </style:style>
    <style:style style:name="P36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1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4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4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2763056" text:id="ct2927630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92782296" text:id="ct2927822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92782400" text:id="ct2927824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92782608" text:id="ct292782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769869299017835" text:style-name="L1">
        <text:list-item>
          <text:p text:style-name="P35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5"/>
        </text:list-item>
      </text:list>
      <text:p text:style-name="Standard"/>
      <text:p text:style-name="P15"/>
      <text:p text:style-name="P2"><text:change text:change-id="ct29276305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8"><text:change text:change-id="ct29278229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9278240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וּמַיִם אַל־יִשְׁתּוּ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אֶל־אֱלֹהִים בְּחָזְקָה וְיָשֻׁבוּ אִישׁ מִדַּרְכּוֹ הָרָעָה וּמִן־הֶחָמָס אֲשֶׁר בְּכַפֵּיהֶם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מַעֲשֵׂיהֶם כִּי־שָׁבוּ מִדַּרְכָּם הָרָעָה וַיִּנָּחֶם הָאֱלֹהִים עַל־הָרָעָה אֲשֶׁר־דִּבֶּר לַעֲשׂוֹת־<text:soft-page-break/>לָהֶם וְלֹא עָשׂ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92782608"/></text:p>
      <text:p text:style-name="P11"><text:soft-page-break/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<text:soft-page-break/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1055738199107325493" text:style-name="L2">
        <text:list-item>
          <text:p text:style-name="P43">time label ==&gt; paste</text:p>
        </text:list-item>
        <text:list-item>
          <text:p text:style-name="P43">“@@@” ==&gt; move to → at the bottom of the doc area</text:p>
        </text:list-item>
        <text:list-item>
          <text:p text:style-name="P43">DUP : template</text:p>
        </text:list-item>
        <text:list-item>
          <text:p text:style-name="P43">close</text:p>
          <text:list>
            <text:list-item>
              <text:p text:style-name="P43">web pages</text:p>
            </text:list-item>
            <text:list-item>
              <text:p text:style-name="P43">sheet file</text:p>
            </text:list-item>
            <text:list-item>
              <text:p text:style-name="P43">folders (if any)</text:p>
            </text:list-item>
            <text:list-item>
              <text:p text:style-name="P43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ext:soft-page-break/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29T09:15:53.82</dc:date>
    <dc:creator>iwabuchi ken</dc:creator>
    <meta:editing-duration>P4DT12H34M34S</meta:editing-duration>
    <meta:editing-cycles>251</meta:editing-cycles>
    <meta:generator>OpenOffice/4.1.3$Win32 OpenOffice.org_project/413m1$Build-9783</meta:generator>
    <meta:document-statistic meta:table-count="35" meta:image-count="0" meta:object-count="0" meta:page-count="41" meta:paragraph-count="976" meta:word-count="4387" meta:character-count="23472"/>
  </office:meta>
</office:document-meta>
</file>